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66pt" style:text-underline-style="solid" style:text-underline-width="auto" style:text-underline-color="font-color" fo:font-weight="bold" officeooo:rsid="00172564" officeooo:paragraph-rsid="00172564" style:font-size-asian="66pt" style:font-weight-asian="bold" style:font-size-complex="66pt" style:font-weight-complex="bold"/>
    </style:style>
    <style:style style:name="P2" style:family="paragraph" style:parent-style-name="Standard">
      <style:paragraph-properties fo:text-align="center" style:justify-single-word="false"/>
      <style:text-properties style:font-name="Liberation Serif" fo:font-size="16pt" style:text-underline-style="solid" style:text-underline-width="auto" style:text-underline-color="font-color" fo:font-weight="bold" officeooo:rsid="00172564" officeooo:paragraph-rsid="00172564" style:font-size-asian="14pt" style:font-weight-asian="bold" style:font-size-complex="16pt" style:font-weight-complex="bold"/>
    </style:style>
    <style:style style:name="P3" style:family="paragraph" style:parent-style-name="Standard">
      <style:paragraph-properties fo:text-align="start" style:justify-single-word="false"/>
      <style:text-properties style:font-name="Liberation Serif" fo:font-size="16pt" style:text-underline-style="none" fo:font-weight="normal" officeooo:rsid="00172564" officeooo:paragraph-rsid="00172564" style:font-size-asian="14pt" style:font-weight-asian="normal" style:font-size-complex="16pt" style:font-weight-complex="normal"/>
    </style:style>
    <style:style style:name="T1" style:family="text">
      <style:text-properties officeooo:rsid="00182443"/>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Forêt</text:span> <text:span text:style-name="T1">d’</text:span>Euvi</text:p>
      <text:p text:style-name="P2"/>
      <text:p text:style-name="P3"><text:tab/><text:span text:style-name="T1">La forêt d’Euvi est une petite forêt montagneuse, oû il est difficile de s’y avanturer sans l’aide de bons Pokemons. Dans certains endroits, Flash sera primordiale. Cette forêt est plutot sombre et rocheuse, un bon endroit pour trouver des pokemons spectres et poisons.</text:span></text:p>
      <text:p text:style-name="P3"/>
      <text:p text:style-name="P3"/>
      <text:p text:style-name="P3">Pokemons possibles de rencontrer :</text:p>
      <text:p text:style-name="P3"/>
      <text:p text:style-name="P3">Commun : <text:span text:style-name="T1">Fantominus, Baudrives, Tenefixs, Chetiflors</text:span></text:p>
      <text:p text:style-name="P3"/>
      <text:p text:style-name="P3">Peu communs : <text:span text:style-name="T1">Spectrums, Catrouilles, Feuforêves, Sacdeneus, Mysterbes</text:span></text:p>
      <text:p text:style-name="P3"/>
      <text:p text:style-name="P3">Rares : <text:span text:style-name="T1">Fripoullis, Rattatas, Boustifl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8T18:04:26.691369050</meta:creation-date>
    <dc:date>2016-10-28T18:17:27.675949768</dc:date>
    <meta:editing-duration>PT13M</meta:editing-duration>
    <meta:editing-cycles>2</meta:editing-cycles>
    <meta:generator>LibreOffice/5.1.4.2$Linux_X86_64 LibreOffice_project/10m0$Build-2</meta:generator>
    <meta:document-statistic meta:table-count="0" meta:image-count="0" meta:object-count="0" meta:page-count="1" meta:paragraph-count="6" meta:word-count="69" meta:character-count="479" meta:non-whitespace-character-count="415"/>
  </office:meta>
</office:document-meta>
</file>